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679cm" table:align="left"/>
    </style:style>
    <style:style style:name="Table1.A" style:family="table-column">
      <style:table-column-properties style:column-width="5.572cm"/>
    </style:style>
    <style:style style:name="Table1.B" style:family="table-column">
      <style:table-column-properties style:column-width="3.325cm"/>
    </style:style>
    <style:style style:name="Table1.C" style:family="table-column">
      <style:table-column-properties style:column-width="3.782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  <style:text-properties fo:font-variant="normal" fo:text-transform="none" fo:color="#000000" loext:opacity="100%" style:text-line-through-style="none" style:text-line-through-type="none" style:font-name="Google Sans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Google Sans" fo:font-size="10pt" fo:font-weight="normal" style:font-size-asian="10pt" style:font-size-complex="10pt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fo:color="#000000" loext:opacity="100%" style:font-name="Google Sans Text" fo:font-size="10pt" style:font-size-asian="10pt" style:font-size-complex="10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fo:font-weight="bold" style:font-size-asian="10pt" style:font-size-complex="10pt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12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Google Sans Text" fo:font-size="10pt" style:font-size-asian="10pt" style:font-size-complex="10pt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15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Google Sans" fo:font-size="10pt" fo:font-weight="normal" officeooo:paragraph-rsid="0016179d" style:font-size-asian="10pt" style:font-size-complex="10pt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 fo:break-before="page"/>
      <style:text-properties fo:color="#000000" loext:opacity="100%" style:font-name="Google Sans" fo:font-size="10pt" fo:font-weight="normal" officeooo:paragraph-rsid="0016179d" style:font-size-asian="10pt" style:font-size-complex="10pt"/>
    </style:style>
    <style:style style:name="P17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18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19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Google Sans" fo:font-size="10pt" fo:font-weight="normal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fo:color="#000000" loext:opacity="100%" style:font-name="Google Sans Text" fo:font-size="10pt" fo:font-weight="bold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break-before="page"/>
      <style:text-properties fo:color="#000000" loext:opacity="100%" style:font-name="Google Sans Text" fo:font-size="10pt" fo:font-weight="bold" style:font-size-asian="10pt" style:font-size-complex="10pt"/>
    </style:style>
    <style:style style:name="P22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23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24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25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26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27" style:family="paragraph" style:parent-style-name="Text_20_body" style:list-style-name="L1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28" style:family="paragraph" style:parent-style-name="Text_20_body" style:list-style-name="L1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29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000000" loext:opacity="100%" style:font-name="Google Sans Text" fo:font-size="10pt" style:font-size-asian="10pt" style:font-size-complex="10pt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fo:font-variant="normal" fo:text-transform="none" fo:color="#000000" loext:opacity="100%" style:text-line-through-style="none" style:text-line-through-type="none" style:font-name="Google Sans Text" fo:font-size="10pt" fo:font-style="normal" style:text-underline-style="none" fo:font-weight="normal" style:text-blinking="false" fo:background-color="transparent" style:font-size-asian="10pt" style:font-size-complex="10pt"/>
    </style:style>
    <style:style style:name="P31" style:family="paragraph" style:parent-style-name="Standard">
      <style:text-properties officeooo:rsid="0014afe2" officeooo:paragraph-rsid="0014afe2"/>
    </style:style>
    <style:style style:name="T1" style:family="text">
      <style:text-properties fo:font-size="12pt" fo:background-color="transparent" loext:char-shading-value="0"/>
    </style:style>
    <style:style style:name="T2" style:family="text">
      <style:text-properties fo:font-weight="bold"/>
    </style:style>
    <style:style style:name="T3" style:family="text">
      <style:text-properties officeooo:rsid="0015a98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mistry IA3 <text:span text:style-name="T1">1</text:span></text:p>
      <text:section text:style-name="Sect1" text:name="model-response-message-contentr_4bec17810460d061">
        <text:h text:style-name="P2" text:outline-level="1">Chemistry IA3</text:h>
        <text:section text:style-name="Sect1" text:name="model-response-message-contentr_d9a2edab19874db7">
          <text:h text:style-name="P3" text:outline-level="2">Gold Coast Christian College</text:h>
          <text:list text:style-name="L1">
            <text:list-item>
              <text:p text:style-name="P4">Christ Centred</text:p>
            </text:list-item>
            <text:list-item>
              <text:p text:style-name="P4">Service Oriented</text:p>
            </text:list-item>
            <text:list-item>
              <text:p text:style-name="P4">Innovative Learning</text:p>
            </text:list-item>
          </text:list>
          <text:h text:style-name="P3" text:outline-level="2">Student Information</text:h>
          <text:list text:style-name="L2">
            <text:list-item>
              <text:p text:style-name="P5"><text:span text:style-name="T2">Student name:</text:span> No<text:span text:style-name="T3">a</text:span>h Alexiou</text:p>
            </text:list-item>
            <text:list-item>
              <text:p text:style-name="P5"><text:span text:style-name="T2">Issued:</text:span> 14/07/2025</text:p>
            </text:list-item>
            <text:list-item>
              <text:p text:style-name="P5"><text:span text:style-name="T2">Due date:</text:span> End of week 4!!! 11/08/2025</text:p>
            </text:list-item>
            <text:list-item>
              <text:p text:style-name="P5">August 15!</text:p>
            </text:list-item>
          </text:list>
          <text:h text:style-name="P3" text:outline-level="2">Marking Summary</text:h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header-rows>
              <table:table-row>
                <table:table-cell table:style-name="Table1.A1" office:value-type="string">
                  <text:p text:style-name="P6">Criterion</text:p>
                </table:table-cell>
                <table:table-cell table:style-name="Table1.A1" office:value-type="string">
                  <text:p text:style-name="P6">Marks allocated</text:p>
                </table:table-cell>
                <table:table-cell table:style-name="Table1.A1" office:value-type="string">
                  <text:p text:style-name="P6">Provisional marks</text:p>
                </table:table-cell>
              </table:table-row>
            </table:table-header-rows>
            <table:table-row>
              <table:table-cell table:style-name="Table1.A1" office:value-type="string">
                <text:p text:style-name="P6">Research and planning</text:p>
              </table:table-cell>
              <table:table-cell table:style-name="Table1.A1" office:value-type="string">
                <text:p text:style-name="P6">6</text:p>
              </table:table-cell>
              <table:table-cell table:style-name="Table1.A1" office:value-type="string">
                <text:p text:style-name="P7"/>
              </table:table-cell>
            </table:table-row>
            <table:table-row>
              <table:table-cell table:style-name="Table1.A1" office:value-type="string">
                <text:p text:style-name="P6">Analysis and interpretation</text:p>
              </table:table-cell>
              <table:table-cell table:style-name="Table1.A1" office:value-type="string">
                <text:p text:style-name="P6">6</text:p>
              </table:table-cell>
              <table:table-cell table:style-name="Table1.A1" office:value-type="string">
                <text:p text:style-name="P7"/>
              </table:table-cell>
            </table:table-row>
            <table:table-row>
              <table:table-cell table:style-name="Table1.A1" office:value-type="string">
                <text:p text:style-name="P6">Conclusion and evaluation</text:p>
              </table:table-cell>
              <table:table-cell table:style-name="Table1.A1" office:value-type="string">
                <text:p text:style-name="P6">6</text:p>
              </table:table-cell>
              <table:table-cell table:style-name="Table1.A1" office:value-type="string">
                <text:p text:style-name="P7"/>
              </table:table-cell>
            </table:table-row>
            <table:table-row>
              <table:table-cell table:style-name="Table1.A1" office:value-type="string">
                <text:p text:style-name="P6">Communication</text:p>
              </table:table-cell>
              <table:table-cell table:style-name="Table1.A1" office:value-type="string">
                <text:p text:style-name="P6">2</text:p>
              </table:table-cell>
              <table:table-cell table:style-name="Table1.A1" office:value-type="string">
                <text:p text:style-name="P7"/>
              </table:table-cell>
            </table:table-row>
            <table:table-row>
              <table:table-cell table:style-name="Table1.A1" office:value-type="string">
                <text:p text:style-name="P6">Overall</text:p>
              </table:table-cell>
              <table:table-cell table:style-name="Table1.A1" office:value-type="string">
                <text:p text:style-name="P6">20</text:p>
              </table:table-cell>
              <table:table-cell table:style-name="Table1.A1" office:value-type="string">
                <text:p text:style-name="P8"/>
              </table:table-cell>
            </table:table-row>
          </table:table>
          <text:h text:style-name="P3" text:outline-level="2">Conditions</text:h>
          <text:list text:style-name="L3">
            <text:list-item>
              <text:p text:style-name="P9"><text:span text:style-name="T2">Technique:</text:span> Research investigation</text:p>
            </text:list-item>
            <text:list-item>
              <text:p text:style-name="P9"><text:span text:style-name="T2">Unit:</text:span> Unit 4: Structure, synthesis and design</text:p>
            </text:list-item>
            <text:list-item>
              <text:p text:style-name="P10">Topic/s:</text:p>
              <text:list>
                <text:list-item>
                  <text:p text:style-name="P9">Topic 1: Properties and structure of organic materials</text:p>
                </text:list-item>
                <text:list-item>
                  <text:p text:style-name="P9">Topic 2: Chemical synthesis and design</text:p>
                </text:list-item>
              </text:list>
            </text:list-item>
            <text:list-item>
              <text:p text:style-name="P9"><text:span text:style-name="T2">Duration:</text:span> 10 hours of class time</text:p>
            </text:list-item>
            <text:list-item>
              <text:p text:style-name="P9"><text:span text:style-name="T2">Mode / length:</text:span> Written (e.g. scientific essay): 1500-2000 words</text:p>
            </text:list-item>
            <text:list-item>
              <text:p text:style-name="P9"><text:span text:style-name="T2">Individual/group:</text:span> Individual</text:p>
            </text:list-item>
            <text:list-item>
              <text:p text:style-name="P10">Resources:</text:p>
              <text:list>
                <text:list-item>
                  <text:p text:style-name="P9">School Library (online: internet and school intranet, databases, journals)</text:p>
                </text:list-item>
                <text:list-item>
                  <text:p text:style-name="P9">Other software/technology</text:p>
                </text:list-item>
              </text:list>
            </text:list-item>
          </text:list>
          <text:h text:style-name="P3" text:outline-level="2"><text:soft-page-break/></text:h>
          <text:h text:style-name="P3" text:outline-level="2"/>
          <text:h text:style-name="P3" text:outline-level="2">Checkpoints</text:h>
          <text:list text:style-name="L4">
            <text:list-item>
              <text:p text:style-name="P11">Week 1: Select claim and develop research question.</text:p>
            </text:list-item>
            <text:list-item>
              <text:p text:style-name="P11">Week 2: Identify sources and conduct research</text:p>
            </text:list-item>
            <text:list-item>
              <text:p text:style-name="P11">Week 3: Analyse and evaluate evidence.</text:p>
            </text:list-item>
            <text:list-item>
              <text:p text:style-name="P11">Week 4: Submit draft.</text:p>
            </text:list-item>
            <text:list-item>
              <text:p text:style-name="P11">Week 5: Submit final response</text:p>
            </text:list-item>
          </text:list>
          <text:h text:style-name="P3" text:outline-level="2">Authentication strategies</text:h>
          <text:list text:style-name="L5">
            <text:list-item>
              <text:p text:style-name="P12">You will be provided class time for task completion. Your teacher will collect and annotate a draft.</text:p>
            </text:list-item>
            <text:list-item>
              <text:p text:style-name="P12">You must acknowledge all sources.</text:p>
            </text:list-item>
            <text:list-item>
              <text:p text:style-name="P12">Your teacher will conduct interviews after submission to clarify or explore aspects of your response.</text:p>
            </text:list-item>
            <text:list-item>
              <text:p text:style-name="P12">You will use Turnitin to submit your response.</text:p>
            </text:list-item>
            <text:list-item>
              <text:p text:style-name="P12">You will provide documentation of your progress at all the checkpoints listed.</text:p>
            </text:list-item>
          </text:list>
          <text:h text:style-name="P3" text:outline-level="2">Scaffolding</text:h>
          <text:p text:style-name="P13">The response must be presented using an appropriate scientific genre (i.e., scientific essay) and contain:</text:p>
          <text:list text:style-name="L6">
            <text:list-item>
              <text:p text:style-name="P14">A claim</text:p>
            </text:list-item>
            <text:list-item>
              <text:p text:style-name="P14">A research question</text:p>
            </text:list-item>
            <text:list-item>
              <text:p text:style-name="P14">A rationale for the investigation</text:p>
            </text:list-item>
            <text:list-item>
              <text:p text:style-name="P14">Justified scientific arguments using evidence</text:p>
            </text:list-item>
            <text:list-item>
              <text:p text:style-name="P14">A conclusion to the research question based on the interpretation of the evidence</text:p>
            </text:list-item>
            <text:list-item>
              <text:p text:style-name="P14">Evaluation of the claim and suggestions of improvements and extensions to the investigation</text:p>
            </text:list-item>
            <text:list-item>
              <text:p text:style-name="P14">A reference list.</text:p>
            </text:list-item>
          </text:list>
          <text:h text:style-name="P15" text:outline-level="2"/>
          <text:h text:style-name="P16" text:outline-level="2">Context</text:h>
          <text:p text:style-name="P13">Investigate one of the following claims:</text:p>
          <text:list text:style-name="L7">
            <text:list-item>
              <text:p text:style-name="P17">Explore the chemical synthesis of a biofuel produced from algae and its comparisons with existing fuel sources</text:p>
            </text:list-item>
            <text:list-item>
              <text:p text:style-name="P17">Explore the structure and synthesis of biodegradable polymers and evaluate them against other types of organic compounds</text:p>
            </text:list-item>
            <text:list-item>
              <text:p text:style-name="P17">Examine the structure and synthesis of transgenic insecticides and compare them to biorational insecticides</text:p>
            </text:list-item>
          </text:list>
          <text:p text:style-name="P13">You may identify an alternative claim in consultation with your teacher. This claim must be related to the subject matter of Unit 4.</text:p>
          <text:h text:style-name="P3" text:outline-level="2">Task</text:h>
          <text:p text:style-name="P13">Gather secondary evidence related to a research question in order to evaluate the claim. Develop your research question based on a number of possible claims provided by your teacher. Obtain evidence by researching scientifically credible sources, such as scientific journals, books by well-credentialed scientists, and websites of governments, universities, independent research bodies, or science and technology manufacturers. You must adhere to research conventions.</text:p>
          <text:p text:style-name="P13">To complete this task, you must:</text:p>
          <text:list text:style-name="L8">
            <text:list-item>
              <text:p text:style-name="P18">select a claim to be evaluated</text:p>
            </text:list-item>
            <text:list-item>
              <text:p text:style-name="P18">identify the relevant scientific concepts associated with the claim</text:p>
            </text:list-item>
            <text:list-item>
              <text:p text:style-name="P18">pose a research question addressing an aspect of the claim</text:p>
            </text:list-item>
            <text:list-item>
              <text:p text:style-name="P18">conduct research to gather scientific evidence that may be used to address the research question and subsequently evaluate the claim</text:p>
            </text:list-item>
            <text:list-item>
              <text:p text:style-name="P18">analyse the data to identify sufficient and relevant evidence</text:p>
            </text:list-item>
            <text:list-item>
              <text:p text:style-name="P18">identify the trends, patterns or relationships in the evidence</text:p>
            </text:list-item>
            <text:list-item>
              <text:p text:style-name="P18">analyse the evidence to identify limitations</text:p>
            </text:list-item>
            <text:list-item>
              <text:p text:style-name="P18">interpret the evidence to construct justified scientific arguments</text:p>
            </text:list-item>
            <text:list-item>
              <text:p text:style-name="P18">interpret the evidence to form a justified conclusion to the research question</text:p>
            </text:list-item>
            <text:list-item>
              <text:p text:style-name="P18">discuss the quality of the evidence</text:p>
            </text:list-item>
            <text:list-item>
              <text:p text:style-name="P18">evaluate the claim by extrapolating the findings of the research question to the claim</text:p>
            </text:list-item>
            <text:list-item>
              <text:p text:style-name="P18">suggest improvements and extensions to the investigation</text:p>
            </text:list-item>
            <text:list-item>
              <text:p text:style-name="P18">communicate findings in an appropriate scientific genre, i.e., scientific essay.</text:p>
            </text:list-item>
          </text:list>
          <text:h text:style-name="P3" text:outline-level="2">Instrument-specific marking guide (IA3): Research investigation (20%)</text:h>
          <text:h text:style-name="P19" text:outline-level="3">Criterion: Research and planning</text:h>
          <text:p text:style-name="P20"/>
          <text:p text:style-name="P21">Assessment objectives:</text:p>
          <text:list text:style-name="L9">
            <text:list-item>
              <text:p text:style-name="P22">Apply understanding of the properties and structure of organic materials or chemical synthesis and design to develop research questions.</text:p>
            </text:list-item>
            <text:list-item>
              <text:p text:style-name="P22">Investigate phenomena associated with the properties and structure of organic materials or chemical synthesis and design through research.</text:p>
            </text:list-item>
          </text:list>
          <text:p text:style-name="P20">Maximum marks criteria (5-6 marks):</text:p>
          <text:list text:style-name="L10">
            <text:list-item>
              <text:p text:style-name="P23">Informed application of understanding of the properties and structure of organic materials or chemical synthesis and design demonstrated by a considered rationale identifying clear development of the research question from the claim.</text:p>
            </text:list-item>
            <text:list-item>
              <text:p text:style-name="P23">Effective and efficient investigation of phenomena associated with the properties and structure of organic materials or chemical synthesis and design demonstrated by:</text:p>
              <text:list>
                <text:list-item>
                  <text:p text:style-name="P23">A specific and relevant research question.</text:p>
                </text:list-item>
                <text:list-item>
                  <text:p text:style-name="P23">Selection of sufficient and relevant sources.</text:p>
                </text:list-item>
              </text:list>
            </text:list-item>
          </text:list>
          <text:h text:style-name="P19" text:outline-level="3">Criterion: Analysis and interpretation</text:h>
          <text:p text:style-name="P20">Assessment objectives:</text:p>
          <text:list text:style-name="L11">
            <text:list-item>
              <text:p text:style-name="P24">Analyse research evidence about the properties and structure of organic materials or chemical synthesis and design.</text:p>
            </text:list-item>
            <text:list-item>
              <text:p text:style-name="P24">Interpret research evidence about the properties and structure of organic materials or chemical synthesis and design.</text:p>
            </text:list-item>
          </text:list>
          <text:p text:style-name="P20">Maximum marks criteria (5-6 marks):</text:p>
          <text:list text:style-name="L12">
            <text:list-item>
              <text:p text:style-name="P25">Systematic and effective analysis of qualitative data and/or quantitative data within the sources about the properties and structure of organic materials or chemical synthesis and design demonstrated by:</text:p>
              <text:list>
                <text:list-item>
                  <text:p text:style-name="P25">The identification of sufficient and relevant evidence.</text:p>
                </text:list-item>
                <text:list-item>
                  <text:p text:style-name="P25">Thorough identification of relevant trends, patterns or relationships.</text:p>
                </text:list-item>
                <text:list-item>
                  <text:p text:style-name="P25">Thorough and appropriate identification of limitations of evidence.</text:p>
                </text:list-item>
              </text:list>
            </text:list-item>
            <text:list-item>
              <text:p text:style-name="P25">Insightful interpretation of research evidence about the properties and structure of organic materials or chemical synthesis and design demonstrated by justified scientific argument/s.</text:p>
            </text:list-item>
          </text:list>
          <text:h text:style-name="P19" text:outline-level="3">Criterion: Conclusion and evaluation</text:h>
          <text:p text:style-name="P20">Assessment objectives:</text:p>
          <text:list text:style-name="L13">
            <text:list-item>
              <text:p text:style-name="P26">Interpret research evidence about the properties and structure of organic materials or chemical synthesis and design.</text:p>
            </text:list-item>
            <text:list-item>
              <text:p text:style-name="P26">Evaluate research processes, claims and conclusions about the properties and structure of organic materials or chemical synthesis and design.</text:p>
            </text:list-item>
          </text:list>
          <text:p text:style-name="P20">Maximum marks criteria (5-6 marks):</text:p>
          <text:list text:style-name="L14">
            <text:list-item>
              <text:p text:style-name="P27"><text:soft-page-break/>Insightful interpretation of research evidence about the properties and structure of organic materials or chemical synthesis and design demonstrated by justified conclusion/s linked to the research question.</text:p>
            </text:list-item>
            <text:list-item>
              <text:p text:style-name="P27">Critical evaluation of the research processes, claims and conclusions about the properties and structure of organic materials or chemical synthesis and design demonstrated by:</text:p>
              <text:list>
                <text:list-item>
                  <text:p text:style-name="P27">Insightful discussion of the quality of evidence.</text:p>
                </text:list-item>
                <text:list-item>
                  <text:p text:style-name="P27">Extrapolation of credible findings of the research to the claim.</text:p>
                </text:list-item>
                <text:list-item>
                  <text:p text:style-name="P27">Suggested improvements and extensions to the investigation that are considered and relevant to the claim.</text:p>
                </text:list-item>
              </text:list>
            </text:list-item>
          </text:list>
          <text:h text:style-name="P19" text:outline-level="3">Criterion: Communication</text:h>
          <text:p text:style-name="P20">Assessment objectives:</text:p>
          <text:list text:style-name="L15">
            <text:list-item>
              <text:p text:style-name="P28">Communicate understandings and research findings, arguments and conclusions about the properties and structure of organic materials or chemical synthesis and design.</text:p>
            </text:list-item>
          </text:list>
          <text:p text:style-name="P20">Maximum marks criteria (2 marks):</text:p>
          <text:list text:style-name="L16">
            <text:list-item>
              <text:p text:style-name="P29">Effective communication of understandings and research findings, arguments and conclusions about the properties and structure of organic materials or chemical synthesis and design demonstrated by:</text:p>
              <text:list>
                <text:list-item>
                  <text:p text:style-name="P29">Fluent and concise use of scientific language and representations.</text:p>
                </text:list-item>
                <text:list-item>
                  <text:p text:style-name="P29">Appropriate use of genre conventions.</text:p>
                </text:list-item>
                <text:list-item>
                  <text:p text:style-name="P29">Acknowledgment of sources of information through appropriate use of referencing conventions.</text:p>
                </text:list-item>
              </text:list>
            </text:list-item>
          </text:list>
        </text:section>
        <text:p text:style-name="P30"/>
      </text:section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6:01:11.734825399</meta:creation-date>
    <dc:date>2025-07-06T16:26:41.843818112</dc:date>
    <meta:editing-duration>PT15M4S</meta:editing-duration>
    <meta:editing-cycles>3</meta:editing-cycles>
    <meta:generator>LibreOffice/25.2.4.3$Linux_X86_64 LibreOffice_project/520$Build-3</meta:generator>
    <meta:document-statistic meta:table-count="1" meta:image-count="0" meta:object-count="0" meta:page-count="5" meta:paragraph-count="118" meta:word-count="1057" meta:character-count="7139" meta:non-whitespace-character-count="6276"/>
  </office:meta>
</office:document-meta>
</file>